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66ff99"/>
    </style:style>
  </office:automatic-styles>
  <office:body>
    <office:spreadsheet>
      <table:table table:name="test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This template contains test for cppodsreport. Use it with data1.xm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he following line contains block of one row with united cells.</text:p>
          </table:table-cell>
          <table:table-cell table:number-columns-repeated="6"/>
        </table:table-row>
        <table:table-row table:style-name="ro1">
          <table:table-cell office:value-type="string">
            <text:p>{V,1,*,T5}</text:p>
          </table:table-cell>
          <table:table-cell table:style-name="ce1" office:value-type="string" table:number-columns-spanned="3" table:number-rows-spanned="1">
            <text:p>[T5.Col1]</text:p>
          </table:table-cell>
          <table:covered-table-cell table:number-columns-repeated="2"/>
          <table:table-cell table:style-name="ce2" office:value-type="string" table:number-columns-spanned="3" table:number-rows-spanned="1">
            <text:p>[T5.Col2]</text:p>
          </table:table-cell>
          <table:covered-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After processing this sheet must look the same as «result» sheet</text:p>
          </table:table-cell>
          <table:table-cell table:number-columns-repeated="6"/>
        </table:table-row>
      </table:table>
      <table:table table:name="result" table:style-name="ta1" table:print="false">
        <table:table-column table:style-name="co1" table:number-columns-repeated="7" table:default-cell-style-name="Default"/>
        <table:table-row table:style-name="ro2">
          <table:table-cell office:value-type="string">
            <text:p>This template contains test for cppodsreport. Use it with data1.xm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The following line contains block of one row with united cells.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" office:value-type="float" office:value="1" table:number-columns-spanned="3" table:number-rows-spanned="1">
            <text:p>1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/>
          <table:table-cell table:style-name="ce2" office:value-type="float" office:value="4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float" office:value="6" table:number-columns-spanned="3" table:number-rows-spanned="1">
            <text:p>6</text:p>
          </table:table-cell>
          <table:covered-table-cell table:number-columns-repeated="2"/>
          <table:table-cell table:style-name="ce2" office:value-type="float" office:value="7" table:number-columns-spanned="3" table:number-rows-spanned="1">
            <text:p>7</text:p>
          </table:table-cell>
          <table:covered-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After processing this sheet must look the same as «result» sheet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15.04.2017</text:date>, <text:time>20:34:3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20:24:43.30</meta:creation-date>
    <dc:date>2017-04-15T20:34:36.79</dc:date>
    <meta:editing-duration>PT8M53S</meta:editing-duration>
    <meta:editing-cycles>5</meta:editing-cycles>
    <meta:generator>OpenOffice/4.1.3$Win32 OpenOffice.org_project/413m1$Build-9783</meta:generator>
    <meta:document-statistic meta:table-count="2" meta:cell-count="15" meta:object-count="0"/>
  </office:meta>
</office:document-meta>
</file>